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nux Biolinum O" svg:font-family="'Linux Biolinum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ux Biolinum O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ff3838" style:text-outline="false" style:text-line-through-style="none" style:text-line-through-type="none" style:font-name="Linux Biolinum O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Linux Biolinum O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center"/>
      <style:text-properties fo:color="#127622" style:text-outline="false" style:text-line-through-style="none" style:text-line-through-type="none" style:font-name="Linux Biolinum O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Linux Biolinum O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ext-properties style:font-name="Linux Biolinum O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9">
      <style:text-properties style:font-name="Linux Biolinum O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108"/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127622" style:text-outline="false" style:text-line-through-style="none" style:text-line-through-type="none" style:font-name="Linux Biolinum O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Linux Biolinum O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nux Biolinum O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Linux Biolinum O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nux Biolinum O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Linux Biolinum O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row table:style-name="ro1">
          <table:table-cell office:value-type="string" calcext:value-type="string">
            <text:p>Hipervolumen-Propio</text:p>
          </table:table-cell>
          <table:table-cell table:style-name="ce1" office:value-type="string" calcext:value-type="string">
            <text:p>Espaciado-propio</text:p>
          </table:table-cell>
          <table:table-cell table:style-name="ce1" office:value-type="string" calcext:value-type="string">
            <text:p>Cobertura-propio</text:p>
          </table:table-cell>
          <table:table-cell table:style-name="ce1" office:value-type="string" calcext:value-type="string">
            <text:p>Hipervolumen-Ref</text:p>
          </table:table-cell>
          <table:table-cell table:style-name="ce1" office:value-type="string" calcext:value-type="string">
            <text:p>Espaciado-Ref</text:p>
          </table:table-cell>
          <table:table-cell table:style-name="ce1" office:value-type="string" calcext:value-type="string">
            <text:p>Cobertura-Ref</text:p>
          </table:table-cell>
        </table:table-row>
        <table:table-row table:style-name="ro1">
          <table:table-cell table:style-name="ce9" office:value-type="float" office:value="46.6095301396" calcext:value-type="float">
            <text:p>46,6095301396</text:p>
          </table:table-cell>
          <table:table-cell table:style-name="ce9" office:value-type="float" office:value="0.0362904111" calcext:value-type="float">
            <text:p>0,0362904111</text:p>
          </table:table-cell>
          <table:table-cell office:value-type="float" office:value="0.21875" calcext:value-type="float">
            <text:p>0,21875</text:p>
          </table:table-cell>
          <table:table-cell office:value-type="float" office:value="46.7868749268" calcext:value-type="float">
            <text:p>46,7868749268</text:p>
          </table:table-cell>
          <table:table-cell office:value-type="float" office:value="0.0315687234" calcext:value-type="float">
            <text:p>0,0315687234</text:p>
          </table:table-cell>
          <table:table-cell office:value-type="float" office:value="0.11764705" calcext:value-type="float">
            <text:p>0,11764705</text:p>
          </table:table-cell>
        </table:table-row>
        <table:table-row table:style-name="ro1">
          <table:table-cell table:style-name="ce9" office:value-type="float" office:value="45.065885093" calcext:value-type="float">
            <text:p>45,065885093</text:p>
          </table:table-cell>
          <table:table-cell table:style-name="ce14" office:value-type="float" office:value="0.0203043852" calcext:value-type="float">
            <text:p>0,0203043852</text:p>
          </table:table-cell>
          <table:table-cell office:value-type="float" office:value="0.47126436" calcext:value-type="float">
            <text:p>0,47126436</text:p>
          </table:table-cell>
          <table:table-cell office:value-type="float" office:value="46.111818457" calcext:value-type="float">
            <text:p>46,111818457</text:p>
          </table:table-cell>
          <table:table-cell office:value-type="float" office:value="0.0313949282" calcext:value-type="float">
            <text:p>0,0313949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46.3797343079" calcext:value-type="float">
            <text:p>46,3797343079</text:p>
          </table:table-cell>
          <table:table-cell table:style-name="ce14" office:value-type="float" office:value="0.0150017806" calcext:value-type="float">
            <text:p>0,0150017806</text:p>
          </table:table-cell>
          <table:table-cell office:value-type="float" office:value="0.3880597" calcext:value-type="float">
            <text:p>0,3880597</text:p>
          </table:table-cell>
          <table:table-cell office:value-type="float" office:value="47.3298861963" calcext:value-type="float">
            <text:p>47,3298861963</text:p>
          </table:table-cell>
          <table:table-cell office:value-type="float" office:value="0.0171999264" calcext:value-type="float">
            <text:p>0,0171999264</text:p>
          </table:table-cell>
          <table:table-cell office:value-type="float" office:value="0.23076923" calcext:value-type="float">
            <text:p>0,23076923</text:p>
          </table:table-cell>
        </table:table-row>
        <table:table-row table:style-name="ro1">
          <table:table-cell table:style-name="ce9" office:value-type="float" office:value="46.8020323012" calcext:value-type="float">
            <text:p>46,8020323012</text:p>
          </table:table-cell>
          <table:table-cell table:style-name="ce9" office:value-type="float" office:value="0.0317891175" calcext:value-type="float">
            <text:p>0,0317891175</text:p>
          </table:table-cell>
          <table:table-cell office:value-type="float" office:value="0.575" calcext:value-type="float">
            <text:p>0,575</text:p>
          </table:table-cell>
          <table:table-cell office:value-type="float" office:value="46.9187741182" calcext:value-type="float">
            <text:p>46,9187741182</text:p>
          </table:table-cell>
          <table:table-cell office:value-type="float" office:value="0.013674451" calcext:value-type="float">
            <text:p>0,013674451</text:p>
          </table:table-cell>
          <table:table-cell office:value-type="float" office:value="0.38709677" calcext:value-type="float">
            <text:p>0,38709677</text:p>
          </table:table-cell>
        </table:table-row>
        <table:table-row table:style-name="ro1">
          <table:table-cell table:style-name="ce3" table:number-columns-repeated="3"/>
          <table:table-cell table:style-name="ce8" table:number-columns-repeated="3"/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5" table:formula="of:=AVERAGE([.A2:.A5])" office:value-type="float" office:value="46.214295460425" calcext:value-type="float">
            <text:p>46,21429546</text:p>
          </table:table-cell>
          <table:table-cell table:style-name="ce5" table:formula="of:=AVERAGE([.B2:.B5])" office:value-type="float" office:value="0.0258464236" calcext:value-type="float">
            <text:p>0,02584642</text:p>
          </table:table-cell>
          <table:table-cell table:style-name="ce5" table:formula="of:=AVERAGE([.C2:.C5])" office:value-type="float" office:value="0.413268515" calcext:value-type="float">
            <text:p>0,41326852</text:p>
          </table:table-cell>
          <table:table-cell table:style-name="ce5" table:formula="of:=AVERAGE([.D2:.D5])" office:value-type="float" office:value="46.786838424575" calcext:value-type="float">
            <text:p>46,78683842</text:p>
          </table:table-cell>
          <table:table-cell table:style-name="ce5" table:formula="of:=AVERAGE([.E2:.E5])" office:value-type="float" office:value="0.02345950725" calcext:value-type="float">
            <text:p>0,02345951</text:p>
          </table:table-cell>
          <table:table-cell table:style-name="ce5" table:formula="of:=AVERAGE([.F2:.F5])" office:value-type="float" office:value="0.1838782625" calcext:value-type="float">
            <text:p>0,18387826</text:p>
          </table:table-cell>
        </table:table-row>
        <table:table-row table:style-name="ro2" table:number-rows-repeated="2">
          <table:table-cell table:style-name="ce6" table:number-columns-repeated="6"/>
        </table:table-row>
        <table:table-row table:style-name="ro1">
          <table:table-cell office:value-type="string" calcext:value-type="string">
            <text:p>Ganancia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[.A8]-[.D8]" office:value-type="float" office:value="-0.572542964150003" calcext:value-type="float">
            <text:p>-0,572542964150003</text:p>
          </table:table-cell>
          <table:table-cell table:formula="of:=[.D8]/[.A8]" office:value-type="float" office:value="1.01238887141838" calcext:value-type="float">
            <text:p>1,01238887141838</text:p>
          </table:table-cell>
          <table:table-cell table:style-name="Default" table:number-columns-repeated="4"/>
        </table:table-row>
        <table:table-row table:style-name="ro1">
          <table:table-cell table:formula="of:=[.B8]-[.E8]" office:value-type="float" office:value="0.00238691635" calcext:value-type="float">
            <text:p>0,00238691635</text:p>
          </table:table-cell>
          <table:table-cell table:formula="of:=[.B8]/[.E8]" office:value-type="float" office:value="1.10174622700142" calcext:value-type="float">
            <text:p>1,10174622700142</text:p>
          </table:table-cell>
          <table:table-cell table:style-name="Default" table:number-columns-repeated="4"/>
        </table:table-row>
        <table:table-row table:style-name="ro1">
          <table:table-cell table:style-name="ce5" table:formula="of:=[.C8]" office:value-type="float" office:value="0.413268515" calcext:value-type="float">
            <text:p>0,41326852</text:p>
          </table:table-cell>
          <table:table-cell table:formula="of:=[.C8]/[.F8]" office:value-type="float" office:value="2.2475115295371" calcext:value-type="float">
            <text:p>2,2475115295371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nux Biolinum O" svg:font-family="'Linux Biolinum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UKIJ CJ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11" number:grouping="true"/>
    </number:number-style>
    <number:number-style style:name="N107">
      <number:number number:decimal-places="0" loext:min-decimal-places="0" number:min-integer-digits="3" number:grouping="true"/>
    </number:number-style>
    <number:number-style style:name="N108">
      <number:number number:decimal-places="0" loext:min-decimal-places="0" number:min-integer-digits="2" number:grouping="true"/>
    </number:number-style>
    <number:number-style style:name="N109">
      <number:number number:decimal-places="8" loext:min-decimal-places="8" number:min-integer-digits="1" number:grouping="true"/>
    </number:number-style>
    <number:number-style style:name="N110">
      <number:number number:decimal-places="10" loext:min-decimal-places="10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5:36:22.3911991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7:45:48.297415061</meta:creation-date>
    <dc:date>2020-04-19T15:42:59.116700128</dc:date>
    <meta:editing-duration>PT2H6M31S</meta:editing-duration>
    <meta:editing-cycles>4</meta:editing-cycles>
    <meta:generator>LibreOffice/6.1.5.2$Linux_X86_64 LibreOffice_project/10$Build-2</meta:generator>
    <meta:document-statistic meta:table-count="1" meta:cell-count="43" meta:object-count="0"/>
  </office:meta>
</office:document-meta>
</file>